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10000001000003FB0000015539EF5B61.png" manifest:media-type="image/png"/>
  <manifest:file-entry manifest:full-path="Object 6/Pictures/20000006000069420000232FF0D69FD6.svm" manifest:media-type="image/x-svm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001000003FB0000015539EF5B61.png" manifest:media-type="image/png"/>
  <manifest:file-entry manifest:full-path="Object 2/Pictures/20000006000069420000232FF0D69FD6.svm" manifest:media-type="image/x-svm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f6f9d4" fo:border="0.74pt solid #000000"/>
    </style:style>
    <style:style style:name="ce4" style:family="table-cell" style:parent-style-name="Default">
      <style:table-cell-properties fo:background-color="#ffffd7" fo:border="0.74pt solid #000000"/>
    </style:style>
    <style:style style:name="ce5" style:family="table-cell" style:parent-style-name="Default">
      <style:table-cell-properties fo:background-color="#dee6ef" fo:border="0.74pt solid #000000"/>
    </style:style>
    <style:style style:name="ce6" style:family="table-cell" style:parent-style-name="Default">
      <style:table-cell-properties fo:background-color="#e0c2cd" fo:border="0.74pt solid #000000"/>
    </style:style>
    <style:style style:name="ce7" style:family="table-cell" style:parent-style-name="Default">
      <style:table-cell-properties fo:background-color="#ffd7d7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_segwit_unlock" table:style-name="ta1">
        <table:shapes>
          <draw:frame draw:z-index="0" draw:style-name="gr1" draw:text-style-name="P1" svg:width="28.605cm" svg:height="9.005cm" svg:x="20.369cm" svg:y="0.584cm">
            <draw:object draw:notify-on-update-of-ranges="result_segwit_unlock.H2:result_segwit_unlock.H34 result_segwit_unlock.G2:result_segwit_unlock.G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944cm" svg:height="9.005cm" svg:x="49.487cm" svg:y="16.361cm">
            <draw:object draw:notify-on-update-of-ranges="result_segwit_unlock.H36:result_segwit_unlock.H68 result_segwit_unlock.F36:result_segwit_unlock.F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8.439cm" svg:height="9.004cm" svg:x="20.479cm" svg:y="15.778cm">
            <draw:object draw:notify-on-update-of-ranges="result_segwit_unlock.H36:result_segwit_unlock.H68 result_segwit_unlock.G36:result_segwit_unlock.G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8.44cm" svg:height="9.005cm" svg:x="20.561cm" svg:y="31.397cm">
            <draw:object draw:notify-on-update-of-ranges="result_segwit_unlock.H70:result_segwit_unlock.H102 result_segwit_unlock.G70:result_segwit_unlock.G1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9.071cm" svg:height="9.005cm" svg:x="19.957cm" svg:y="46.617cm">
            <draw:object draw:notify-on-update-of-ranges="result_segwit_unlock.H104:result_segwit_unlock.H136 result_segwit_unlock.G104:result_segwit_unlock.G13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6" draw:style-name="gr1" draw:text-style-name="P1" svg:width="23.526cm" svg:height="9.005cm" svg:x="21.117cm" svg:y="61.891cm">
            <draw:object draw:notify-on-update-of-ranges="result_segwit_unlock.H138:result_segwit_unlock.H144 result_segwit_unlock.G138:result_segwit_unlock.G1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8" table:number-columns-repeated="14" table:default-cell-style-name="Default"/>
        <table:table-row table:style-name="ro1">
          <table:table-cell/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<text:s/>VIRTUAL SIZE</text:p>
          </table:table-cell>
          <table:table-cell table:style-name="Default" office:value-type="string" calcext:value-type="string">
            <text:p><text:s/>WEIGHT UNITS</text:p>
          </table:table-cell>
          <table:table-cell table:style-name="Default" office:value-type="string" calcext:value-type="string">
            <text:p><text:s/>VIRTUAL BYTES</text:p>
          </table:table-cell>
          <table:table-cell table:style-name="Default" office:value-type="string" calcext:value-type="string">
            <text:p><text:s/>WITNESS</text:p>
          </table:table-cell>
          <table:table-cell table:style-name="Default" office:value-type="string" calcext:value-type="string">
            <text:p><text:s/>TX PER BLOCK</text:p>
          </table:table-cell>
          <table:table-cell table:style-name="Default" office:value-type="string" calcext:value-type="string">
            <text:p><text:s/>N SCRIPTS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33">
            <text:p>segwit_lock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33">
            <text:p>segwit unlock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281" calcext:value-type="float">
            <text:p>128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639" calcext:value-type="float">
            <text:p>639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040" calcext:value-type="float">
            <text:p>104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460" calcext:value-type="float">
            <text:p>460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715" calcext:value-type="float">
            <text:p>715</text:p>
          </table:table-cell>
          <table:table-cell table:style-name="ce4" office:value-type="float" office:value="531" calcext:value-type="float">
            <text:p>531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868" calcext:value-type="float">
            <text:p>868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788" calcext:value-type="float">
            <text:p>788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606" calcext:value-type="float">
            <text:p>606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861" calcext:value-type="float">
            <text:p>861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679" calcext:value-type="float">
            <text:p>679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934" calcext:value-type="float">
            <text:p>934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588" calcext:value-type="float">
            <text:p>58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751" calcext:value-type="float">
            <text:p>751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1006" calcext:value-type="float">
            <text:p>1006</text:p>
          </table:table-cell>
          <table:table-cell table:style-name="ce4" office:value-type="float" office:value="876" calcext:value-type="float">
            <text:p>876</text:p>
          </table:table-cell>
          <table:table-cell table:style-name="ce4" office:value-type="float" office:value="499" calcext:value-type="float">
            <text:p>499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824" calcext:value-type="float">
            <text:p>824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1079" calcext:value-type="float">
            <text:p>1079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float" office:value="485" calcext:value-type="float">
            <text:p>48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897" calcext:value-type="float">
            <text:p>89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1152" calcext:value-type="float">
            <text:p>1152</text:p>
          </table:table-cell>
          <table:table-cell table:style-name="ce4" office:value-type="float" office:value="1050" calcext:value-type="float">
            <text:p>1050</text:p>
          </table:table-cell>
          <table:table-cell table:style-name="ce4" office:value-type="float" office:value="609" calcext:value-type="float">
            <text:p>609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970" calcext:value-type="float">
            <text:p>970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1225" calcext:value-type="float">
            <text:p>1225</text:p>
          </table:table-cell>
          <table:table-cell table:style-name="ce4" office:value-type="float" office:value="1136" calcext:value-type="float">
            <text:p>1136</text:p>
          </table:table-cell>
          <table:table-cell table:style-name="ce4" office:value-type="float" office:value="663" calcext:value-type="float">
            <text:p>663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1044" calcext:value-type="float">
            <text:p>104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1299" calcext:value-type="float">
            <text:p>1299</text:p>
          </table:table-cell>
          <table:table-cell table:style-name="ce4" office:value-type="float" office:value="1224" calcext:value-type="float">
            <text:p>1224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1117" calcext:value-type="float">
            <text:p>1117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1372" calcext:value-type="float">
            <text:p>1372</text:p>
          </table:table-cell>
          <table:table-cell table:style-name="ce4" office:value-type="float" office:value="1311" calcext:value-type="float">
            <text:p>1311</text:p>
          </table:table-cell>
          <table:table-cell table:style-name="ce4" office:value-type="float" office:value="774" calcext:value-type="float">
            <text:p>774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1190" calcext:value-type="float">
            <text:p>1190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1445" calcext:value-type="float">
            <text:p>1445</text:p>
          </table:table-cell>
          <table:table-cell table:style-name="ce4" office:value-type="float" office:value="1397" calcext:value-type="float">
            <text:p>1397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1263" calcext:value-type="float">
            <text:p>1263</text:p>
          </table:table-cell>
          <table:table-cell table:style-name="ce4" office:value-type="float" office:value="380" calcext:value-type="float">
            <text:p>380</text:p>
          </table:table-cell>
          <table:table-cell table:style-name="ce4" office:value-type="float" office:value="1518" calcext:value-type="float">
            <text:p>1518</text:p>
          </table:table-cell>
          <table:table-cell table:style-name="ce4" office:value-type="float" office:value="1484" calcext:value-type="float">
            <text:p>1484</text:p>
          </table:table-cell>
          <table:table-cell table:style-name="ce4" office:value-type="float" office:value="883" calcext:value-type="float">
            <text:p>883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1336" calcext:value-type="float">
            <text:p>1336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1591" calcext:value-type="float">
            <text:p>1591</text:p>
          </table:table-cell>
          <table:table-cell table:style-name="ce4" office:value-type="float" office:value="1571" calcext:value-type="float">
            <text:p>1571</text:p>
          </table:table-cell>
          <table:table-cell table:style-name="ce4" office:value-type="float" office:value="938" calcext:value-type="float">
            <text:p>938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1408" calcext:value-type="float">
            <text:p>1408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1663" calcext:value-type="float">
            <text:p>1663</text:p>
          </table:table-cell>
          <table:table-cell table:style-name="ce4" office:value-type="float" office:value="1656" calcext:value-type="float">
            <text:p>1656</text:p>
          </table:table-cell>
          <table:table-cell table:style-name="ce4" office:value-type="float" office:value="992" calcext:value-type="float">
            <text:p>99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1481" calcext:value-type="float">
            <text:p>1481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1736" calcext:value-type="float">
            <text:p>1736</text:p>
          </table:table-cell>
          <table:table-cell table:style-name="ce4" office:value-type="float" office:value="1743" calcext:value-type="float">
            <text:p>1743</text:p>
          </table:table-cell>
          <table:table-cell table:style-name="ce4" office:value-type="float" office:value="1047" calcext:value-type="float">
            <text:p>1047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1555" calcext:value-type="float">
            <text:p>1555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1810" calcext:value-type="float">
            <text:p>1810</text:p>
          </table:table-cell>
          <table:table-cell table:style-name="ce4" office:value-type="float" office:value="1831" calcext:value-type="float">
            <text:p>1831</text:p>
          </table:table-cell>
          <table:table-cell table:style-name="ce4" office:value-type="float" office:value="1102" calcext:value-type="float">
            <text:p>1102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1628" calcext:value-type="float">
            <text:p>1628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1883" calcext:value-type="float">
            <text:p>1883</text:p>
          </table:table-cell>
          <table:table-cell table:style-name="ce4" office:value-type="float" office:value="1918" calcext:value-type="float">
            <text:p>1918</text:p>
          </table:table-cell>
          <table:table-cell table:style-name="ce4" office:value-type="float" office:value="1157" calcext:value-type="float">
            <text:p>1157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1955" calcext:value-type="float">
            <text:p>1955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211" calcext:value-type="float">
            <text:p>1211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1773" calcext:value-type="float">
            <text:p>1773</text:p>
          </table:table-cell>
          <table:table-cell table:style-name="ce4" office:value-type="float" office:value="507" calcext:value-type="float">
            <text:p>507</text:p>
          </table:table-cell>
          <table:table-cell table:style-name="ce4" office:value-type="float" office:value="2028" calcext:value-type="float">
            <text:p>2028</text:p>
          </table:table-cell>
          <table:table-cell table:style-name="ce4" office:value-type="float" office:value="2090" calcext:value-type="float">
            <text:p>2090</text:p>
          </table:table-cell>
          <table:table-cell table:style-name="ce4" office:value-type="float" office:value="1266" calcext:value-type="float">
            <text:p>1266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1847" calcext:value-type="float">
            <text:p>1847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2102" calcext:value-type="float">
            <text:p>2102</text:p>
          </table:table-cell>
          <table:table-cell table:style-name="ce4" office:value-type="float" office:value="2178" calcext:value-type="float">
            <text:p>2178</text:p>
          </table:table-cell>
          <table:table-cell table:style-name="ce4" office:value-type="float" office:value="1321" calcext:value-type="float">
            <text:p>1321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1920" calcext:value-type="float">
            <text:p>1920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2175" calcext:value-type="float">
            <text:p>2175</text:p>
          </table:table-cell>
          <table:table-cell table:style-name="ce4" office:value-type="float" office:value="2264" calcext:value-type="float">
            <text:p>2264</text:p>
          </table:table-cell>
          <table:table-cell table:style-name="ce4" office:value-type="float" office:value="1376" calcext:value-type="float">
            <text:p>1376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1993" calcext:value-type="float">
            <text:p>1993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2248" calcext:value-type="float">
            <text:p>2248</text:p>
          </table:table-cell>
          <table:table-cell table:style-name="ce4" office:value-type="float" office:value="2351" calcext:value-type="float">
            <text:p>2351</text:p>
          </table:table-cell>
          <table:table-cell table:style-name="ce4" office:value-type="float" office:value="1431" calcext:value-type="float">
            <text:p>1431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2066" calcext:value-type="float">
            <text:p>2066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2321" calcext:value-type="float">
            <text:p>2321</text:p>
          </table:table-cell>
          <table:table-cell table:style-name="ce4" office:value-type="float" office:value="2438" calcext:value-type="float">
            <text:p>2438</text:p>
          </table:table-cell>
          <table:table-cell table:style-name="ce4" office:value-type="float" office:value="1485" calcext:value-type="float">
            <text:p>1485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2138" calcext:value-type="float">
            <text:p>2138</text:p>
          </table:table-cell>
          <table:table-cell table:style-name="ce4" office:value-type="float" office:value="599" calcext:value-type="float">
            <text:p>599</text:p>
          </table:table-cell>
          <table:table-cell table:style-name="ce4" office:value-type="float" office:value="2393" calcext:value-type="float">
            <text:p>2393</text:p>
          </table:table-cell>
          <table:table-cell table:style-name="ce4" office:value-type="float" office:value="2523" calcext:value-type="float">
            <text:p>2523</text:p>
          </table:table-cell>
          <table:table-cell table:style-name="ce4" office:value-type="float" office:value="1539" calcext:value-type="float">
            <text:p>1539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2211" calcext:value-type="float">
            <text:p>2211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2466" calcext:value-type="float">
            <text:p>2466</text:p>
          </table:table-cell>
          <table:table-cell table:style-name="ce4" office:value-type="float" office:value="2610" calcext:value-type="float">
            <text:p>2610</text:p>
          </table:table-cell>
          <table:table-cell table:style-name="ce4" office:value-type="float" office:value="1594" calcext:value-type="float">
            <text:p>1594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2284" calcext:value-type="float">
            <text:p>2284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float" office:value="2539" calcext:value-type="float">
            <text:p>2539</text:p>
          </table:table-cell>
          <table:table-cell table:style-name="ce4" office:value-type="float" office:value="2697" calcext:value-type="float">
            <text:p>2697</text:p>
          </table:table-cell>
          <table:table-cell table:style-name="ce4" office:value-type="float" office:value="1649" calcext:value-type="float">
            <text:p>1649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2358" calcext:value-type="float">
            <text:p>2358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2613" calcext:value-type="float">
            <text:p>2613</text:p>
          </table:table-cell>
          <table:table-cell table:style-name="ce4" office:value-type="float" office:value="2784" calcext:value-type="float">
            <text:p>2784</text:p>
          </table:table-cell>
          <table:table-cell table:style-name="ce4" office:value-type="float" office:value="1704" calcext:value-type="float">
            <text:p>1704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2430" calcext:value-type="float">
            <text:p>2430</text:p>
          </table:table-cell>
          <table:table-cell table:style-name="ce4" office:value-type="float" office:value="672" calcext:value-type="float">
            <text:p>672</text:p>
          </table:table-cell>
          <table:table-cell table:style-name="ce4" office:value-type="float" office:value="2685" calcext:value-type="float">
            <text:p>2685</text:p>
          </table:table-cell>
          <table:table-cell table:style-name="ce4" office:value-type="float" office:value="2870" calcext:value-type="float">
            <text:p>2870</text:p>
          </table:table-cell>
          <table:table-cell table:style-name="ce4" office:value-type="float" office:value="1758" calcext:value-type="float">
            <text:p>1758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2503" calcext:value-type="float">
            <text:p>2503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2758" calcext:value-type="float">
            <text:p>2758</text:p>
          </table:table-cell>
          <table:table-cell table:style-name="ce4" office:value-type="float" office:value="2957" calcext:value-type="float">
            <text:p>2957</text:p>
          </table:table-cell>
          <table:table-cell table:style-name="ce4" office:value-type="float" office:value="1813" calcext:value-type="float">
            <text:p>1813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2576" calcext:value-type="float">
            <text:p>2576</text:p>
          </table:table-cell>
          <table:table-cell table:style-name="ce4" office:value-type="float" office:value="708" calcext:value-type="float">
            <text:p>708</text:p>
          </table:table-cell>
          <table:table-cell table:style-name="ce4" office:value-type="float" office:value="2831" calcext:value-type="float">
            <text:p>2831</text:p>
          </table:table-cell>
          <table:table-cell table:style-name="ce4" office:value-type="float" office:value="3043" calcext:value-type="float">
            <text:p>3043</text:p>
          </table:table-cell>
          <table:table-cell table:style-name="ce4" office:value-type="float" office:value="1868" calcext:value-type="float">
            <text:p>1868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covered-table-cell/>
          <table:table-cell table:style-name="ce4" office:value-type="float" office:value="2649" calcext:value-type="float">
            <text:p>2649</text:p>
          </table:table-cell>
          <table:table-cell table:style-name="ce4" office:value-type="float" office:value="726" calcext:value-type="float">
            <text:p>726</text:p>
          </table:table-cell>
          <table:table-cell table:style-name="ce4" office:value-type="float" office:value="2904" calcext:value-type="float">
            <text:p>2904</text:p>
          </table:table-cell>
          <table:table-cell table:style-name="ce4" office:value-type="float" office:value="3130" calcext:value-type="float">
            <text:p>3130</text:p>
          </table:table-cell>
          <table:table-cell table:style-name="ce4" office:value-type="float" office:value="1923" calcext:value-type="float">
            <text:p>192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1" table:number-rows-spanned="33">
            <text:p>taproot lock</text:p>
          </table:table-cell>
          <table:table-cell table:number-columns-repeated="2" table:style-name="ce5" office:value-type="float" office:value="234" calcext:value-type="float">
            <text:p>234</text:p>
          </table:table-cell>
          <table:table-cell table:style-name="ce5" office:value-type="float" office:value="936" calcext:value-type="float">
            <text:p>936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8" calcext:value-type="float">
            <text:p>1708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5" calcext:value-type="float">
            <text:p>235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5" calcext:value-type="float">
            <text:p>235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4" calcext:value-type="float">
            <text:p>234</text:p>
          </table:table-cell>
          <table:table-cell table:style-name="ce5" office:value-type="float" office:value="936" calcext:value-type="float">
            <text:p>936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8" calcext:value-type="float">
            <text:p>1708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5" calcext:value-type="float">
            <text:p>235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4" calcext:value-type="float">
            <text:p>234</text:p>
          </table:table-cell>
          <table:table-cell table:style-name="ce5" office:value-type="float" office:value="936" calcext:value-type="float">
            <text:p>936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8" calcext:value-type="float">
            <text:p>1708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5" calcext:value-type="float">
            <text:p>235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3" calcext:value-type="float">
            <text:p>233</text:p>
          </table:table-cell>
          <table:table-cell table:style-name="ce5" office:value-type="float" office:value="932" calcext:value-type="float">
            <text:p>932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15" calcext:value-type="float">
            <text:p>1715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5" calcext:value-type="float">
            <text:p>235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4" calcext:value-type="float">
            <text:p>234</text:p>
          </table:table-cell>
          <table:table-cell table:style-name="ce5" office:value-type="float" office:value="936" calcext:value-type="float">
            <text:p>936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8" calcext:value-type="float">
            <text:p>170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4" calcext:value-type="float">
            <text:p>234</text:p>
          </table:table-cell>
          <table:table-cell table:style-name="ce5" office:value-type="float" office:value="936" calcext:value-type="float">
            <text:p>936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8" calcext:value-type="float">
            <text:p>1708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4" calcext:value-type="float">
            <text:p>234</text:p>
          </table:table-cell>
          <table:table-cell table:style-name="ce5" office:value-type="float" office:value="936" calcext:value-type="float">
            <text:p>936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8" calcext:value-type="float">
            <text:p>1708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5" calcext:value-type="float">
            <text:p>235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5" calcext:value-type="float">
            <text:p>235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4" calcext:value-type="float">
            <text:p>234</text:p>
          </table:table-cell>
          <table:table-cell table:style-name="ce5" office:value-type="float" office:value="936" calcext:value-type="float">
            <text:p>936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8" calcext:value-type="float">
            <text:p>1708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4" calcext:value-type="float">
            <text:p>234</text:p>
          </table:table-cell>
          <table:table-cell table:style-name="ce5" office:value-type="float" office:value="936" calcext:value-type="float">
            <text:p>936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8" calcext:value-type="float">
            <text:p>170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4" calcext:value-type="float">
            <text:p>234</text:p>
          </table:table-cell>
          <table:table-cell table:style-name="ce5" office:value-type="float" office:value="936" calcext:value-type="float">
            <text:p>936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8" calcext:value-type="float">
            <text:p>1708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5" calcext:value-type="float">
            <text:p>235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5" calcext:value-type="float">
            <text:p>235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5" calcext:value-type="float">
            <text:p>235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5" calcext:value-type="float">
            <text:p>235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4" calcext:value-type="float">
            <text:p>234</text:p>
          </table:table-cell>
          <table:table-cell table:style-name="ce5" office:value-type="float" office:value="936" calcext:value-type="float">
            <text:p>936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8" calcext:value-type="float">
            <text:p>1708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4" calcext:value-type="float">
            <text:p>234</text:p>
          </table:table-cell>
          <table:table-cell table:style-name="ce5" office:value-type="float" office:value="936" calcext:value-type="float">
            <text:p>936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8" calcext:value-type="float">
            <text:p>1708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5" calcext:value-type="float">
            <text:p>235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5" calcext:value-type="float">
            <text:p>235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5" calcext:value-type="float">
            <text:p>235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4" calcext:value-type="float">
            <text:p>234</text:p>
          </table:table-cell>
          <table:table-cell table:style-name="ce5" office:value-type="float" office:value="936" calcext:value-type="float">
            <text:p>936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8" calcext:value-type="float">
            <text:p>1708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4" calcext:value-type="float">
            <text:p>234</text:p>
          </table:table-cell>
          <table:table-cell table:style-name="ce5" office:value-type="float" office:value="936" calcext:value-type="float">
            <text:p>936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8" calcext:value-type="float">
            <text:p>1708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4" calcext:value-type="float">
            <text:p>234</text:p>
          </table:table-cell>
          <table:table-cell table:style-name="ce5" office:value-type="float" office:value="936" calcext:value-type="float">
            <text:p>936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8" calcext:value-type="float">
            <text:p>1708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5" calcext:value-type="float">
            <text:p>235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4" calcext:value-type="float">
            <text:p>234</text:p>
          </table:table-cell>
          <table:table-cell table:style-name="ce5" office:value-type="float" office:value="936" calcext:value-type="float">
            <text:p>936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8" calcext:value-type="float">
            <text:p>170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5" calcext:value-type="float">
            <text:p>235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covered-table-cell/>
          <table:table-cell table:number-columns-repeated="2" table:style-name="ce5" office:value-type="float" office:value="235" calcext:value-type="float">
            <text:p>235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33">
            <text:p>taproot unlock</text:p>
          </table:table-cell>
          <table:table-cell table:style-name="ce6" office:value-type="float" office:value="326" calcext:value-type="float">
            <text:p>326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581" calcext:value-type="float">
            <text:p>581</text:p>
          </table:table-cell>
          <table:table-cell table:style-name="ce6" office:value-type="float" office:value="371" calcext:value-type="float">
            <text:p>37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26" calcext:value-type="float">
            <text:p>122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3"/>
          <table:table-cell>
            <draw:frame draw:z-index="5" draw:style-name="gr1" draw:text-style-name="P1" svg:width="26.944cm" svg:height="9.005cm" svg:x="0.336cm" svg:y="0.029cm">
              <draw:object draw:notify-on-update-of-ranges="result_segwit_unlock.H104:result_segwit_unlock.H136 result_segwit_unlock.F104:result_segwit_unlock.F13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covered-table-cell/>
          <table:table-cell table:style-name="ce6" office:value-type="float" office:value="326" calcext:value-type="float">
            <text:p>326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581" calcext:value-type="float">
            <text:p>581</text:p>
          </table:table-cell>
          <table:table-cell table:style-name="ce6" office:value-type="float" office:value="371" calcext:value-type="float">
            <text:p>37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26" calcext:value-type="float">
            <text:p>122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358" calcext:value-type="float">
            <text:p>358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613" calcext:value-type="float">
            <text:p>613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1116" calcext:value-type="float">
            <text:p>11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358" calcext:value-type="float">
            <text:p>358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613" calcext:value-type="float">
            <text:p>613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1116" calcext:value-type="float">
            <text:p>111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358" calcext:value-type="float">
            <text:p>358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613" calcext:value-type="float">
            <text:p>613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1116" calcext:value-type="float">
            <text:p>111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358" calcext:value-type="float">
            <text:p>358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613" calcext:value-type="float">
            <text:p>613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1116" calcext:value-type="float">
            <text:p>111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645" calcext:value-type="float">
            <text:p>645</text:p>
          </table:table-cell>
          <table:table-cell table:style-name="ce6" office:value-type="float" office:value="447" calcext:value-type="float">
            <text:p>447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645" calcext:value-type="float">
            <text:p>645</text:p>
          </table:table-cell>
          <table:table-cell table:style-name="ce6" office:value-type="float" office:value="447" calcext:value-type="float">
            <text:p>447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645" calcext:value-type="float">
            <text:p>645</text:p>
          </table:table-cell>
          <table:table-cell table:style-name="ce6" office:value-type="float" office:value="447" calcext:value-type="float">
            <text:p>447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645" calcext:value-type="float">
            <text:p>645</text:p>
          </table:table-cell>
          <table:table-cell table:style-name="ce6" office:value-type="float" office:value="447" calcext:value-type="float">
            <text:p>447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645" calcext:value-type="float">
            <text:p>645</text:p>
          </table:table-cell>
          <table:table-cell table:style-name="ce6" office:value-type="float" office:value="447" calcext:value-type="float">
            <text:p>447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645" calcext:value-type="float">
            <text:p>645</text:p>
          </table:table-cell>
          <table:table-cell table:style-name="ce6" office:value-type="float" office:value="447" calcext:value-type="float">
            <text:p>447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645" calcext:value-type="float">
            <text:p>645</text:p>
          </table:table-cell>
          <table:table-cell table:style-name="ce6" office:value-type="float" office:value="447" calcext:value-type="float">
            <text:p>447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645" calcext:value-type="float">
            <text:p>645</text:p>
          </table:table-cell>
          <table:table-cell table:style-name="ce6" office:value-type="float" office:value="447" calcext:value-type="float">
            <text:p>447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947" calcext:value-type="float">
            <text:p>947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947" calcext:value-type="float">
            <text:p>947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947" calcext:value-type="float">
            <text:p>94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947" calcext:value-type="float">
            <text:p>947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947" calcext:value-type="float">
            <text:p>947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947" calcext:value-type="float">
            <text:p>947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947" calcext:value-type="float">
            <text:p>947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947" calcext:value-type="float">
            <text:p>947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947" calcext:value-type="float">
            <text:p>947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947" calcext:value-type="float">
            <text:p>947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947" calcext:value-type="float">
            <text:p>947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947" calcext:value-type="float">
            <text:p>947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947" calcext:value-type="float">
            <text:p>947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947" calcext:value-type="float">
            <text:p>947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947" calcext:value-type="float">
            <text:p>947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947" calcext:value-type="float">
            <text:p>947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454" calcext:value-type="float">
            <text:p>454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709" calcext:value-type="float">
            <text:p>709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880" calcext:value-type="float">
            <text:p>880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454" calcext:value-type="float">
            <text:p>454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709" calcext:value-type="float">
            <text:p>709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880" calcext:value-type="float">
            <text:p>880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covered-table-cell/>
          <table:table-cell table:style-name="ce6" office:value-type="float" office:value="454" calcext:value-type="float">
            <text:p>454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709" calcext:value-type="float">
            <text:p>709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880" calcext:value-type="float">
            <text:p>880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7">
            <text:p>taproot dimension transaction </text:p>
          </table:table-cell>
          <table:table-cell table:style-name="ce7" office:value-type="float" office:value="326" calcext:value-type="float">
            <text:p>326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581" calcext:value-type="float">
            <text:p>581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1226" calcext:value-type="float">
            <text:p>122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covered-table-cell/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645" calcext:value-type="float">
            <text:p>645</text:p>
          </table:table-cell>
          <table:table-cell table:style-name="ce7" office:value-type="float" office:value="447" calcext:value-type="float">
            <text:p>447</text:p>
          </table:table-cell>
          <table:table-cell table:style-name="ce7" office:value-type="float" office:value="228" calcext:value-type="float">
            <text:p>228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covered-table-cell/>
          <table:table-cell table:style-name="ce7" office:value-type="float" office:value="486" calcext:value-type="float">
            <text:p>486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float" office:value="741" calcext:value-type="float">
            <text:p>741</text:p>
          </table:table-cell>
          <table:table-cell table:style-name="ce7" office:value-type="float" office:value="561" calcext:value-type="float">
            <text:p>56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822" calcext:value-type="float">
            <text:p>822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14"/>
        </table:table-row>
        <table:table-row table:style-name="ro1">
          <table:covered-table-cell/>
          <table:table-cell table:style-name="ce7" office:value-type="float" office:value="584" calcext:value-type="float">
            <text:p>584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839" calcext:value-type="float">
            <text:p>839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float" office:value="684" calcext:value-type="float">
            <text:p>684</text:p>
          </table:table-cell>
          <table:table-cell table:style-name="ce7" office:value-type="float" office:value="1001" calcext:value-type="float">
            <text:p>1001</text:p>
          </table:table-cell>
          <table:table-cell table:number-columns-repeated="14"/>
        </table:table-row>
        <table:table-row table:style-name="ro1">
          <table:covered-table-cell/>
          <table:table-cell table:style-name="ce7" office:value-type="float" office:value="712" calcext:value-type="float">
            <text:p>712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float" office:value="967" calcext:value-type="float">
            <text:p>967</text:p>
          </table:table-cell>
          <table:table-cell table:style-name="ce7" office:value-type="float" office:value="830" calcext:value-type="float">
            <text:p>830</text:p>
          </table:table-cell>
          <table:table-cell table:style-name="ce7" office:value-type="float" office:value="470" calcext:value-type="float">
            <text:p>470</text:p>
          </table:table-cell>
          <table:table-cell table:style-name="ce7" office:value-type="float" office:value="561" calcext:value-type="float">
            <text:p>561</text:p>
          </table:table-cell>
          <table:table-cell table:style-name="ce7" office:value-type="float" office:value="10001" calcext:value-type="float">
            <text:p>10001</text:p>
          </table:table-cell>
          <table:table-cell table:number-columns-repeated="14"/>
        </table:table-row>
        <table:table-row table:style-name="ro1">
          <table:covered-table-cell/>
          <table:table-cell table:style-name="ce7" office:value-type="float" office:value="808" calcext:value-type="float">
            <text:p>808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float" office:value="1063" calcext:value-type="float">
            <text:p>1063</text:p>
          </table:table-cell>
          <table:table-cell table:style-name="ce7" office:value-type="float" office:value="944" calcext:value-type="float">
            <text:p>944</text:p>
          </table:table-cell>
          <table:table-cell table:style-name="ce7" office:value-type="float" office:value="542" calcext:value-type="float">
            <text:p>542</text:p>
          </table:table-cell>
          <table:table-cell table:style-name="ce7" office:value-type="float" office:value="494" calcext:value-type="float">
            <text:p>494</text:p>
          </table:table-cell>
          <table:table-cell table:style-name="ce7" office:value-type="float" office:value="100001" calcext:value-type="float">
            <text:p>100001</text:p>
          </table:table-cell>
          <table:table-cell table:number-columns-repeated="14"/>
        </table:table-row>
        <table:table-row table:style-name="ro1">
          <table:covered-table-cell/>
          <table:table-cell table:style-name="ce7" office:value-type="float" office:value="904" calcext:value-type="float">
            <text:p>904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1159" calcext:value-type="float">
            <text:p>1159</text:p>
          </table:table-cell>
          <table:table-cell table:style-name="ce7" office:value-type="float" office:value="1058" calcext:value-type="float">
            <text:p>1058</text:p>
          </table:table-cell>
          <table:table-cell table:style-name="ce7" office:value-type="float" office:value="614" calcext:value-type="float">
            <text:p>614</text:p>
          </table:table-cell>
          <table:table-cell table:style-name="ce7" office:value-type="float" office:value="442" calcext:value-type="float">
            <text:p>442</text:p>
          </table:table-cell>
          <table:table-cell table:style-name="ce7" office:value-type="float" office:value="1000001" calcext:value-type="float">
            <text:p>100000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1T12:49:47.363731725</dc:date>
    <meta:editing-duration>PT2H51M31S</meta:editing-duration>
    <meta:editing-cycles>2</meta:editing-cycles>
    <meta:generator>LibreOffice/7.6.7.2$Linux_X86_64 LibreOffice_project/60$Build-2</meta:generator>
    <meta:document-statistic meta:table-count="1" meta:cell-count="985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606cm" svg:height="9.006cm" xlink:href=".." xlink:type="simple" chart:class="chart:line" chart:column-mapping="0" chart:style-name="ch1">
        <chart:title svg:x="10.476cm" svg:y="0.316cm" chart:style-name="ch2">
          <text:p>tx per block in segwit lock transaction</text:p>
        </chart:title>
        <chart:legend chart:legend-position="end" svg:x="25.648cm" svg:y="4.204cm" style:legend-expansion="high" chart:style-name="ch3"/>
        <chart:plot-area chart:style-name="ch4" table:cell-range-address="result_segwit_unlock.G2:result_segwit_unlock.H34" chart:data-source-has-labels="column" svg:x="1.583cm" svg:y="1.275cm" svg:width="23.493cm" svg:height="6.57cm">
          <chart:coordinate-region svg:x="2.575cm" svg:y="1.474cm" svg:width="22.314cm" svg:height="5.724cm"/>
          <chart:axis chart:dimension="x" chart:name="primary-x" chart:style-name="ch5" chartooo:axis-type="auto">
            <chartooo:date-scale/>
            <chart:title svg:x="12.809cm" svg:y="8.025cm" chart:style-name="ch6">
              <text:p>scripts</text:p>
            </chart:title>
            <chart:categories table:cell-range-address="result_segwit_unlock.H2:result_segwit_unlock.H34"/>
            <chart:grid chart:style-name="ch7" chart:class="major"/>
          </chart:axis>
          <chart:axis chart:dimension="y" chart:name="primary-y" chart:style-name="ch5">
            <chart:title svg:x="0.451cm" svg:y="5.517cm" chart:style-name="ch8">
              <text:p>txs per block</text:p>
            </chart:title>
            <chart:grid chart:style-name="ch7" chart:class="major"/>
          </chart:axis>
          <chart:series chart:style-name="ch9" chart:values-cell-range-address="result_segwit_unlock.G2:result_segwit_unlock.G34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result_segwit_unlock.H2:result_segwit_unlock.H34</svg:desc>
                </draw:g>
              </table:table-cell>
              <table:table-cell office:value-type="float" office:value="1700">
                <text:p>1700</text:p>
                <draw:g>
                  <svg:desc>result_segwit_unlock.G2:result_segwit_unlock.G3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708">
                <text:p>17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6.945cm" svg:height="9.006cm" xlink:href=".." xlink:type="simple" chart:class="chart:line" chart:column-mapping="0" chart:style-name="ch1">
        <chart:title svg:x="9.142cm" svg:y="0.316cm" chart:style-name="ch2">
          <text:p>Witness size in P2WSH unlock transaction</text:p>
        </chart:title>
        <chart:legend chart:legend-position="end" svg:x="24.04cm" svg:y="4.204cm" style:legend-expansion="high" chart:style-name="ch3"/>
        <chart:plot-area chart:style-name="ch4" table:cell-range-address="result_segwit_unlock.H36:result_segwit_unlock.H68 result_segwit_unlock.F36:result_segwit_unlock.F68" chart:data-source-has-labels="column" svg:x="1.549cm" svg:y="1.275cm" svg:width="21.953cm" svg:height="6.57cm">
          <chart:coordinate-region svg:x="2.541cm" svg:y="1.474cm" svg:width="20.774cm" svg:height="5.724cm"/>
          <chart:axis chart:dimension="x" chart:name="primary-x" chart:style-name="ch5" chartooo:axis-type="auto">
            <chartooo:date-scale/>
            <chart:title svg:x="12.005cm" svg:y="8.025cm" chart:style-name="ch6">
              <text:p>scripts</text:p>
            </chart:title>
            <chart:categories table:cell-range-address="result_segwit_unlock.H36:result_segwit_unlock.H68"/>
            <chart:grid chart:style-name="ch7" chart:class="major"/>
          </chart:axis>
          <chart:axis chart:dimension="y" chart:name="primary-y" chart:style-name="ch5">
            <chart:title svg:x="0.451cm" svg:y="5.49cm" chart:style-name="ch8">
              <text:p>witness size</text:p>
            </chart:title>
            <chart:grid chart:style-name="ch7" chart:class="major"/>
          </chart:axis>
          <chart:series chart:style-name="ch9" chart:values-cell-range-address="result_segwit_unlock.F36:result_segwit_unlock.F68" chart:class="chart:line">
            <chart:data-point chart:repeated="33"/>
          </chart:series>
          <chart:wall chart:style-name="ch10"/>
          <chart:floor chart:style-name="ch11"/>
        </chart:plot-area>
        <draw:frame draw:style-name="gr1" draw:text-style-name="P1" svg:width="1cm" svg:height="1cm" svg:x="0cm" svg:y="0cm">
          <draw:image xlink:href="Pictures/20000006000069420000232FF0D69FD6.svm" xlink:type="simple" xlink:show="embed" xlink:actuate="onLoad" draw:mime-type="image/x-svm">
            <text:p/>
          </draw:image>
          <draw:image xlink:href="Pictures/10000001000003FB0000015539EF5B61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F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result_segwit_unlock.H36:result_segwit_unlock.H68</svg:desc>
                </draw:g>
              </table:table-cell>
              <table:table-cell office:value-type="float" office:value="170">
                <text:p>170</text:p>
                <draw:g>
                  <svg:desc>result_segwit_unlock.F36:result_segwit_unlock.F6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923">
                <text:p>1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44cm" svg:height="9.005cm" xlink:href=".." xlink:type="simple" chart:class="chart:line" chart:column-mapping="0" chart:style-name="ch1">
        <chart:title svg:x="10.155cm" svg:y="0.316cm" chart:style-name="ch2">
          <text:p>tx per block in segwit unlock transaction</text:p>
        </chart:title>
        <chart:legend chart:legend-position="end" svg:x="25.482cm" svg:y="4.203cm" style:legend-expansion="high" chart:style-name="ch3"/>
        <chart:plot-area chart:style-name="ch4" table:cell-range-address="result_segwit_unlock.G36:result_segwit_unlock.H68" chart:data-source-has-labels="column" svg:x="1.579cm" svg:y="1.275cm" svg:width="23.335cm" svg:height="6.569cm">
          <chart:coordinate-region svg:x="2.571cm" svg:y="1.475cm" svg:width="22.157cm" svg:height="5.722cm"/>
          <chart:axis chart:dimension="x" chart:name="primary-x" chart:style-name="ch5" chartooo:axis-type="auto">
            <chartooo:date-scale/>
            <chart:title svg:x="12.726cm" svg:y="8.024cm" chart:style-name="ch6">
              <text:p>scripts</text:p>
            </chart:title>
            <chart:categories table:cell-range-address="result_segwit_unlock.H36:result_segwit_unlock.H68"/>
          </chart:axis>
          <chart:axis chart:dimension="y" chart:name="primary-y" chart:style-name="ch5">
            <chart:title svg:x="0.451cm" svg:y="5.436cm" chart:style-name="ch7">
              <text:p>tx per block</text:p>
            </chart:title>
            <chart:grid chart:style-name="ch8" chart:class="major"/>
          </chart:axis>
          <chart:series chart:style-name="ch9" chart:values-cell-range-address="result_segwit_unlock.G36:result_segwit_unlock.G68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result_segwit_unlock.H36:result_segwit_unlock.H68</svg:desc>
                </draw:g>
              </table:table-cell>
              <table:table-cell office:value-type="float" office:value="1281">
                <text:p>1281</text:p>
                <draw:g>
                  <svg:desc>result_segwit_unlock.G36:result_segwit_unlock.G6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 draw:opacity="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441cm" svg:height="9.006cm" xlink:href=".." xlink:type="simple" chart:class="chart:line" chart:column-mapping="0" chart:style-name="ch1">
        <chart:title svg:x="10.512cm" svg:y="0.316cm" chart:style-name="ch2">
          <text:p>Tx per block taproot lock transaction</text:p>
        </chart:title>
        <chart:legend chart:legend-position="end" svg:x="25.483cm" svg:y="4.204cm" style:legend-expansion="high" chart:style-name="ch3"/>
        <chart:plot-area chart:style-name="ch4" table:cell-range-address="result_segwit_unlock.G70:result_segwit_unlock.H102" chart:data-source-has-labels="column" svg:x="1.579cm" svg:y="1.275cm" svg:width="23.336cm" svg:height="6.57cm">
          <chart:coordinate-region svg:x="2.571cm" svg:y="1.474cm" svg:width="22.157cm" svg:height="5.725cm"/>
          <chart:axis chart:dimension="x" chart:name="primary-x" chart:style-name="ch5" chartooo:axis-type="auto">
            <chartooo:date-scale/>
            <chart:title svg:x="12.727cm" svg:y="8.025cm" chart:style-name="ch6">
              <text:p>scripts</text:p>
            </chart:title>
            <chart:categories table:cell-range-address="result_segwit_unlock.H70:result_segwit_unlock.H102"/>
          </chart:axis>
          <chart:axis chart:dimension="y" chart:name="primary-y" chart:style-name="ch5">
            <chart:title svg:x="0.451cm" svg:y="5.437cm" chart:style-name="ch7">
              <text:p>tx per block</text:p>
            </chart:title>
            <chart:grid chart:style-name="ch8" chart:class="major"/>
          </chart:axis>
          <chart:series chart:style-name="ch9" chart:values-cell-range-address="result_segwit_unlock.G70:result_segwit_unlock.G102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result_segwit_unlock.H70:result_segwit_unlock.H102</svg:desc>
                </draw:g>
              </table:table-cell>
              <table:table-cell office:value-type="float" office:value="1708">
                <text:p>1708</text:p>
                <draw:g>
                  <svg:desc>result_segwit_unlock.G70:result_segwit_unlock.G10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700">
                <text:p>17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072cm" svg:height="9.006cm" xlink:href=".." xlink:type="simple" chart:class="chart:line" chart:column-mapping="0" chart:style-name="ch1">
        <chart:title svg:x="10.365cm" svg:y="0.316cm" chart:style-name="ch2">
          <text:p>tx per block taproot unlocking transaction</text:p>
        </chart:title>
        <chart:legend chart:legend-position="end" svg:x="26.114cm" svg:y="4.204cm" style:legend-expansion="high" chart:style-name="ch3"/>
        <chart:plot-area chart:style-name="ch4" table:cell-range-address="result_segwit_unlock.G104:result_segwit_unlock.H136" chart:data-source-has-labels="column" svg:x="1.592cm" svg:y="1.275cm" svg:width="23.941cm" svg:height="6.57cm">
          <chart:coordinate-region svg:x="2.584cm" svg:y="1.475cm" svg:width="22.763cm" svg:height="5.723cm"/>
          <chart:axis chart:dimension="x" chart:name="primary-x" chart:style-name="ch5" chartooo:axis-type="auto">
            <chartooo:date-scale/>
            <chart:title svg:x="13.042cm" svg:y="8.025cm" chart:style-name="ch6">
              <text:p>scripts</text:p>
            </chart:title>
            <chart:categories table:cell-range-address="result_segwit_unlock.H104:result_segwit_unlock.H136"/>
            <chart:grid chart:style-name="ch7" chart:class="major"/>
          </chart:axis>
          <chart:axis chart:dimension="y" chart:name="primary-y" chart:style-name="ch5">
            <chart:title svg:x="0.451cm" svg:y="5.437cm" chart:style-name="ch8">
              <text:p>tx per block</text:p>
            </chart:title>
            <chart:grid chart:style-name="ch7" chart:class="major"/>
          </chart:axis>
          <chart:series chart:style-name="ch9" chart:values-cell-range-address="result_segwit_unlock.G104:result_segwit_unlock.G136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result_segwit_unlock.H104:result_segwit_unlock.H136</svg:desc>
                </draw:g>
              </table:table-cell>
              <table:table-cell office:value-type="float" office:value="1226">
                <text:p>1226</text:p>
                <draw:g>
                  <svg:desc>result_segwit_unlock.G104:result_segwit_unlock.G13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80">
                <text:p>8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6.945cm" svg:height="9.006cm" xlink:href=".." xlink:type="simple" chart:class="chart:line" chart:column-mapping="0" chart:style-name="ch1">
        <chart:title svg:x="9.142cm" svg:y="0.316cm" chart:style-name="ch2">
          <text:p>Witness size in P2WSH unlock transaction</text:p>
        </chart:title>
        <chart:legend chart:legend-position="end" svg:x="24.04cm" svg:y="4.204cm" style:legend-expansion="high" chart:style-name="ch3"/>
        <chart:plot-area chart:style-name="ch4" table:cell-range-address="result_segwit_unlock.H104:result_segwit_unlock.H136 result_segwit_unlock.F104:result_segwit_unlock.F136" chart:data-source-has-labels="column" svg:x="1.549cm" svg:y="1.275cm" svg:width="21.953cm" svg:height="6.57cm">
          <chart:coordinate-region svg:x="2.356cm" svg:y="1.475cm" svg:width="20.959cm" svg:height="5.723cm"/>
          <chart:axis chart:dimension="x" chart:name="primary-x" chart:style-name="ch5" chartooo:axis-type="auto">
            <chartooo:date-scale/>
            <chart:title svg:x="12.005cm" svg:y="8.025cm" chart:style-name="ch6">
              <text:p>scripts</text:p>
            </chart:title>
            <chart:categories table:cell-range-address="result_segwit_unlock.H104:result_segwit_unlock.H136"/>
            <chart:grid chart:style-name="ch7" chart:class="major"/>
          </chart:axis>
          <chart:axis chart:dimension="y" chart:name="primary-y" chart:style-name="ch5">
            <chart:title svg:x="0.451cm" svg:y="5.49cm" chart:style-name="ch8">
              <text:p>witness size</text:p>
            </chart:title>
            <chart:grid chart:style-name="ch7" chart:class="major"/>
          </chart:axis>
          <chart:series chart:style-name="ch9" chart:values-cell-range-address="result_segwit_unlock.F104:result_segwit_unlock.F136" chart:class="chart:line">
            <chart:data-point chart:repeated="33"/>
          </chart:series>
          <chart:wall chart:style-name="ch10"/>
          <chart:floor chart:style-name="ch11"/>
        </chart:plot-area>
        <draw:frame draw:style-name="gr1" draw:text-style-name="P1" svg:width="1cm" svg:height="1cm" svg:x="0cm" svg:y="0cm">
          <draw:image xlink:href="Pictures/20000006000069420000232FF0D69FD6.svm" xlink:type="simple" xlink:show="embed" xlink:actuate="onLoad" draw:mime-type="image/x-svm">
            <text:p/>
          </draw:image>
          <draw:image xlink:href="Pictures/10000001000003FB0000015539EF5B61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F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result_segwit_unlock.H104:result_segwit_unlock.H136</svg:desc>
                </draw:g>
              </table:table-cell>
              <table:table-cell office:value-type="float" office:value="180">
                <text:p>180</text:p>
                <draw:g>
                  <svg:desc>result_segwit_unlock.F104:result_segwit_unlock.F13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76">
                <text:p>2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527cm" svg:height="9.006cm" xlink:href=".." xlink:type="simple" chart:class="chart:line" chart:column-mapping="0" chart:style-name="ch1">
        <chart:title svg:x="8.055cm" svg:y="0.316cm" chart:style-name="ch2">
          <text:p>txs per block in a taproot transaction</text:p>
        </chart:title>
        <chart:legend chart:legend-position="end" svg:x="20.569cm" svg:y="4.204cm" style:legend-expansion="high" chart:style-name="ch3"/>
        <chart:plot-area chart:style-name="ch4" table:cell-range-address="result_segwit_unlock.G138:result_segwit_unlock.H144" chart:data-source-has-labels="column" svg:x="1.481cm" svg:y="1.275cm" svg:width="18.618cm" svg:height="6.57cm">
          <chart:coordinate-region svg:x="2.473cm" svg:y="1.475cm" svg:width="16.976cm" svg:height="5.723cm"/>
          <chart:axis chart:dimension="x" chart:name="primary-x" chart:style-name="ch5" chartooo:axis-type="auto">
            <chartooo:date-scale/>
            <chart:title svg:x="10.27cm" svg:y="8.025cm" chart:style-name="ch6">
              <text:p>scripts</text:p>
            </chart:title>
            <chart:categories table:cell-range-address="result_segwit_unlock.H138:result_segwit_unlock.H144"/>
          </chart:axis>
          <chart:axis chart:dimension="y" chart:name="primary-y" chart:style-name="ch5">
            <chart:title svg:x="0.451cm" svg:y="5.596cm" chart:style-name="ch7">
              <text:p>txs per blocks</text:p>
            </chart:title>
            <chart:grid chart:style-name="ch8" chart:class="major"/>
          </chart:axis>
          <chart:series chart:style-name="ch9" chart:values-cell-range-address="result_segwit_unlock.G138:result_segwit_unlock.G144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result_segwit_unlock.H138:result_segwit_unlock.H144</svg:desc>
                </draw:g>
              </table:table-cell>
              <table:table-cell office:value-type="float" office:value="1226">
                <text:p>1226</text:p>
                <draw:g>
                  <svg:desc>result_segwit_unlock.G138:result_segwit_unlock.G144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100001">
                <text:p>10000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1000001">
                <text:p>1000001</text:p>
              </table:table-cell>
              <table:table-cell office:value-type="float" office:value="442">
                <text:p>4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